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4.697cm" fo:margin-left="0.116cm" fo:margin-right="0.185cm" table:align="margins" style:writing-mode="lr-tb"/>
    </style:style>
    <style:style style:name="Tabla12.A" style:family="table-column">
      <style:table-column-properties style:column-width="14.697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4.697cm" fo:margin-left="0.116cm" fo:margin-right="0.185cm" table:align="margins" style:writing-mode="lr-tb"/>
    </style:style>
    <style:style style:name="Tabla13.A" style:family="table-column">
      <style:table-column-properties style:column-width="14.69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4.697cm" fo:margin-left="0.116cm" fo:margin-right="0.185cm" table:align="margins" style:writing-mode="lr-tb"/>
    </style:style>
    <style:style style:name="Tabla14.A" style:family="table-column">
      <style:table-column-properties style:column-width="14.69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4.697cm" fo:margin-left="0.116cm" fo:margin-right="0.185cm" table:align="margins" style:writing-mode="lr-tb"/>
    </style:style>
    <style:style style:name="Tabla15.A" style:family="table-column">
      <style:table-column-properties style:column-width="14.69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4.697cm" fo:margin-left="0.116cm" fo:margin-right="0.185cm" table:align="margins" style:writing-mode="lr-tb"/>
    </style:style>
    <style:style style:name="Tabla16.A" style:family="table-column">
      <style:table-column-properties style:column-width="14.69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4.697cm" fo:margin-left="0.116cm" fo:margin-right="0.185cm" table:align="margins" style:writing-mode="lr-tb"/>
    </style:style>
    <style:style style:name="Tabla17.A" style:family="table-column">
      <style:table-column-properties style:column-width="14.69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4.697cm" fo:margin-left="0.116cm" fo:margin-right="0.185cm" table:align="margins" style:writing-mode="lr-tb"/>
    </style:style>
    <style:style style:name="Tabla19.A" style:family="table-column">
      <style:table-column-properties style:column-width="14.69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4.697cm" fo:margin-left="0.116cm" fo:margin-right="0.185cm" table:align="margins" style:writing-mode="lr-tb"/>
    </style:style>
    <style:style style:name="Tabla20.A" style:family="table-column">
      <style:table-column-properties style:column-width="14.69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4.697cm" fo:margin-left="0.116cm" fo:margin-right="0.185cm" table:align="margins" style:writing-mode="lr-tb"/>
    </style:style>
    <style:style style:name="Tabla21.A" style:family="table-column">
      <style:table-column-properties style:column-width="14.69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4.697cm" fo:margin-left="0.116cm" fo:margin-right="0.185cm" table:align="margins" style:writing-mode="lr-tb"/>
    </style:style>
    <style:style style:name="Tabla22.A" style:family="table-column">
      <style:table-column-properties style:column-width="14.697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4.697cm" fo:margin-left="0.116cm" fo:margin-right="0.185cm" table:align="margins" style:writing-mode="lr-tb"/>
    </style:style>
    <style:style style:name="Tabla23.A" style:family="table-column">
      <style:table-column-properties style:column-width="14.697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4.697cm" fo:margin-left="0.116cm" fo:margin-right="0.185cm" table:align="margins" style:writing-mode="lr-tb"/>
    </style:style>
    <style:style style:name="Tabla24.A" style:family="table-column">
      <style:table-column-properties style:column-width="14.697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4.697cm" fo:margin-left="0.116cm" fo:margin-right="0.185cm" table:align="margins" style:writing-mode="lr-tb"/>
    </style:style>
    <style:style style:name="Tabla25.A" style:family="table-column">
      <style:table-column-properties style:column-width="14.697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4.697cm" fo:margin-left="0.116cm" fo:margin-right="0.185cm" table:align="margins" style:writing-mode="lr-tb"/>
    </style:style>
    <style:style style:name="Tabla26.A" style:family="table-column">
      <style:table-column-properties style:column-width="14.697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7" style:family="table">
      <style:table-properties style:width="14.697cm" fo:margin-left="0.116cm" fo:margin-right="0.185cm" table:align="margins" style:writing-mode="lr-tb"/>
    </style:style>
    <style:style style:name="Tabla27.A" style:family="table-column">
      <style:table-column-properties style:column-width="14.697cm" style:rel-column-width="65535*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8" style:family="table">
      <style:table-properties style:width="14.697cm" fo:margin-left="0.116cm" fo:margin-right="0.185cm" table:align="margins" style:writing-mode="lr-tb"/>
    </style:style>
    <style:style style:name="Tabla28.A" style:family="table-column">
      <style:table-column-properties style:column-width="14.697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9" style:family="table">
      <style:table-properties style:width="14.697cm" fo:margin-left="0.116cm" fo:margin-right="0.185cm" table:align="margins" style:writing-mode="lr-tb"/>
    </style:style>
    <style:style style:name="Tabla29.A" style:family="table-column">
      <style:table-column-properties style:column-width="14.697cm" style:rel-column-width="65535*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0" style:family="table">
      <style:table-properties style:width="14.697cm" fo:margin-left="0.116cm" fo:margin-right="0.185cm" table:align="margins" style:writing-mode="lr-tb"/>
    </style:style>
    <style:style style:name="Tabla30.A" style:family="table-column">
      <style:table-column-properties style:column-width="14.697cm" style:rel-column-width="65535*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1" style:family="table">
      <style:table-properties style:width="14.697cm" fo:margin-left="0.116cm" fo:margin-right="0.185cm" table:align="margins" style:writing-mode="lr-tb"/>
    </style:style>
    <style:style style:name="Tabla31.A" style:family="table-column">
      <style:table-column-properties style:column-width="14.697cm" style:rel-column-width="65535*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2" style:family="table">
      <style:table-properties style:width="14.697cm" fo:margin-left="0.116cm" fo:margin-right="0.185cm" table:align="margins" style:writing-mode="lr-tb"/>
    </style:style>
    <style:style style:name="Tabla32.A" style:family="table-column">
      <style:table-column-properties style:column-width="14.697cm" style:rel-column-width="65535*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3" style:family="table">
      <style:table-properties style:width="14.697cm" fo:margin-left="0.116cm" fo:margin-right="0.185cm" table:align="margins" style:writing-mode="lr-tb"/>
    </style:style>
    <style:style style:name="Tabla33.A" style:family="table-column">
      <style:table-column-properties style:column-width="14.697cm" style:rel-column-width="65535*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4" style:family="table">
      <style:table-properties style:width="14.697cm" fo:margin-left="0.116cm" fo:margin-right="0.185cm" table:align="margins" style:writing-mode="lr-tb"/>
    </style:style>
    <style:style style:name="Tabla34.A" style:family="table-column">
      <style:table-column-properties style:column-width="14.697cm" style:rel-column-width="65535*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5" style:family="table">
      <style:table-properties style:width="14.697cm" fo:margin-left="0.116cm" fo:margin-right="0.185cm" table:align="margins" style:writing-mode="lr-tb"/>
    </style:style>
    <style:style style:name="Tabla35.A" style:family="table-column">
      <style:table-column-properties style:column-width="14.697cm" style:rel-column-width="65535*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6" style:family="table">
      <style:table-properties style:width="14.697cm" fo:margin-left="0.116cm" fo:margin-right="0.185cm" table:align="margins" style:writing-mode="lr-tb"/>
    </style:style>
    <style:style style:name="Tabla36.A" style:family="table-column">
      <style:table-column-properties style:column-width="14.697cm" style:rel-column-width="65535*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7" style:family="table">
      <style:table-properties style:width="14.697cm" fo:margin-left="0.116cm" fo:margin-right="0.185cm" table:align="margins" style:writing-mode="lr-tb"/>
    </style:style>
    <style:style style:name="Tabla37.A" style:family="table-column">
      <style:table-column-properties style:column-width="14.697cm" style:rel-column-width="65535*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8" style:family="table">
      <style:table-properties style:width="14.697cm" fo:margin-left="0.116cm" fo:margin-right="0.185cm" table:align="margins" style:writing-mode="lr-tb"/>
    </style:style>
    <style:style style:name="Tabla38.A" style:family="table-column">
      <style:table-column-properties style:column-width="14.69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9" style:family="table">
      <style:table-properties style:width="14.697cm" fo:margin-left="0.116cm" fo:margin-right="0.185cm" table:align="margins" style:writing-mode="lr-tb"/>
    </style:style>
    <style:style style:name="Tabla39.A" style:family="table-column">
      <style:table-column-properties style:column-width="14.697cm" style:rel-column-width="65535*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0" style:family="table">
      <style:table-properties style:width="14.697cm" fo:margin-left="0.116cm" fo:margin-right="0.185cm" table:align="margins" style:writing-mode="lr-tb"/>
    </style:style>
    <style:style style:name="Tabla40.A" style:family="table-column">
      <style:table-column-properties style:column-width="14.697cm" style:rel-column-width="65535*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1" style:family="table">
      <style:table-properties style:width="14.697cm" fo:margin-left="0.116cm" fo:margin-right="0.185cm" table:align="margins" style:writing-mode="lr-tb"/>
    </style:style>
    <style:style style:name="Tabla41.A" style:family="table-column">
      <style:table-column-properties style:column-width="14.697cm" style:rel-column-width="65535*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2" style:family="table">
      <style:table-properties style:width="14.697cm" fo:margin-left="0.116cm" fo:margin-right="0.185cm" table:align="margins" style:writing-mode="lr-tb"/>
    </style:style>
    <style:style style:name="Tabla42.A" style:family="table-column">
      <style:table-column-properties style:column-width="14.69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3" style:family="table">
      <style:table-properties style:width="14.697cm" fo:margin-left="0.116cm" fo:margin-right="0.185cm" table:align="margins" style:writing-mode="lr-tb"/>
    </style:style>
    <style:style style:name="Tabla43.A" style:family="table-column">
      <style:table-column-properties style:column-width="14.69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4" style:family="table">
      <style:table-properties style:width="14.697cm" fo:margin-left="0.116cm" fo:margin-right="0.185cm" table:align="margins" style:writing-mode="lr-tb"/>
    </style:style>
    <style:style style:name="Tabla44.A" style:family="table-column">
      <style:table-column-properties style:column-width="14.697cm" style:rel-column-width="65535*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5" style:family="table">
      <style:table-properties style:width="14.697cm" fo:margin-left="0.116cm" fo:margin-right="0.185cm" table:align="margins" style:writing-mode="lr-tb"/>
    </style:style>
    <style:style style:name="Tabla45.A" style:family="table-column">
      <style:table-column-properties style:column-width="14.697cm" style:rel-column-width="65535*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097df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a259d" officeooo:paragraph-rsid="000a259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a259d" officeooo:paragraph-rsid="000e189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bold" officeooo:rsid="000a259d" officeooo:paragraph-rsid="000a259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bold" officeooo:rsid="000e1897" officeooo:paragraph-rsid="000e1897" style:font-size-asian="12pt" style:font-weight-asian="bold" style:font-size-complex="12pt" style:font-weight-complex="bold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0e42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097df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12363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23632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a259d" officeooo:paragraph-rsid="00123632" style:font-size-asian="12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0e4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123632" style:font-size-asian="12pt" style:font-weight-asian="normal" style:font-size-complex="12pt" style:font-weight-complex="normal"/>
    </style:style>
    <style:style style:name="P21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97dfe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0a259d"/>
    </style:style>
    <style:style style:name="T6" style:family="text">
      <style:text-properties officeooo:rsid="000b97c0"/>
    </style:style>
    <style:style style:name="T7" style:family="text">
      <style:text-properties officeooo:rsid="000c845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fb5e0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officeooo:rsid="0010e42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GF. IES Haría</text:p>
      <text:p text:style-name="P1">UT1. Actividad <text:span text:style-name="T5">3</text:span></text:p>
      <text:p text:style-name="P2"/>
      <text:p text:style-name="P2"/>
      <text:p text:style-name="P2"/>
      <text:p text:style-name="P2"/>
      <text:p text:style-name="P2"/>
      <text:p text:style-name="P2"/>
      <text:p text:style-name="P3">Introducción a la seguridad informática</text:p>
      <text:p text:style-name="P3">Ejercicios <text:span text:style-name="T9">y supuestos</text:span></text:p>
      <text:p text:style-name="P2"/>
      <text:p text:style-name="P5"/>
      <text:p text:style-name="P6"/>
      <text:p text:style-name="P4"/>
      <text:p text:style-name="P4"/>
      <text:p text:style-name="P4"/>
      <text:h text:style-name="P21" text:outline-level="2">Ejercicios</text:h>
      <text:p text:style-name="P7">1. La biblioteca pública de una ciudad tiene mobiliario, libros, revistas, microfilms, varios ordenadores para los usuarios en donde pueden consultar libros electrónicos, y un ordenador en el que la bibliotecaria consulta títulos, códigos, referencias y ubicación del material bibliográfico. </text:p>
      <text:p text:style-name="P7"/>
      <text:p text:style-name="P7">Indica a continuación de cada elemento con un sí, si forma parte del sistema informático de la biblioteca y con un no si no forma parte de él: </text:p>
      <text:p text:style-name="P7"/>
      <text:p text:style-name="P7">a) Libros y revistas colocados en las estanterías. </text:p>
      <text:p text:style-name="P7">b) Mobiliario. </text:p>
      <text:p text:style-name="P7">c) Microfilms. </text:p>
      <text:p text:style-name="P7">d) Libros electrónicos. </text:p>
      <text:p text:style-name="P7">e) Ordenadores de los usuarios. </text:p>
      <text:p text:style-name="P7">f) Ordenador de la bibliotecaria. </text:p>
      <text:p text:style-name="P7">g) Datos almacenados en el ordenador de la bibliotecaria. </text:p>
      <text:p text:style-name="P7">h) Bibliotecaria. </text:p>
      <text:p text:style-name="P7"/>
      <text:p text:style-name="P13">2. De los elementos relacionados en la pregunta anterior, ¿cuáles pertenecen al sistema de información de la biblioteca?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/>
          </table:table-cell>
        </table:table-row>
      </table:table>
      <text:p text:style-name="P13"/>
      <text:p text:style-name="P13">3. Un incendio fortuito destruye completamente todos los recursos de la biblioteca. ¿En qué grado crees que se verían comprometidas la integridad, la confidencialidad y la disponibilidad de la información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/>
          </table:table-cell>
        </table:table-row>
      </table:table>
      <text:p text:style-name="P13"/>
      <text:p text:style-name="P13">4. El informático que trabaja para la biblioteca, ¿forma parte del sistema informático de la misma?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/>
          </table:table-cell>
        </table:table-row>
      </table:table>
      <text:p text:style-name="P13"/>
      <text:p text:style-name="P13">5. El ordenador de la biblioteca tiene un antivirus instalado, ¿esto lo hace invulnerable?<text:span text:style-name="T6">¿Por qué?</text:span>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/>
          </table:table-cell>
        </table:table-row>
      </table:table>
      <text:p text:style-name="P13"/>
      <text:p text:style-name="P13">8. ¿La copia de seguridad es una medida de seguridad pasiva?<text:span text:style-name="T11">¿Por qué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13"/>
      <text:p text:style-name="P13"><text:soft-page-break/>9. ¿Qué propiedades debe cumplir un sistema seguro? 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/>
          </table:table-cell>
        </table:table-row>
      </table:table>
      <text:p text:style-name="P13"/>
      <text:p text:style-name="P13">10. ¿Qué garantiza la integridad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"/>
          </table:table-cell>
        </table:table-row>
      </table:table>
      <text:p text:style-name="P13"/>
      <text:p text:style-name="P13">11. La ventana de un centro de cálculo en donde se encuentran la mayor parte de los ordenadores y el servidor de una organización se quedó mal cerrada. Durante una noche de tormenta, la ventana abierta ¿constituye un riesgo, una amenaza o una vulnerabilidad? Razona la respuesta.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p text:style-name="P13"/>
      <text:p text:style-name="P7">12. Teniendo en cuenta las propiedades de integridad, disponibilidad y confidencialidad, indica cuáles de estas propiedades se verían afectadas por: </text:p>
      <text:p text:style-name="P13">a) Una amenaza de interrupción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9"/>
          </table:table-cell>
        </table:table-row>
      </table:table>
      <text:p text:style-name="P13">b) Una amenaza de interceptación. 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9"/>
          </table:table-cell>
        </table:table-row>
      </table:table>
      <text:p text:style-name="P13">c) Una amenaza de modificación. 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9"/>
          </table:table-cell>
        </table:table-row>
      </table:table>
      <text:p text:style-name="P13">d) Una amenaza de fabricación. 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9"/>
          </table:table-cell>
        </table:table-row>
      </table:table>
      <text:p text:style-name="P13"/>
      <text:p text:style-name="P7">13. Pon un ejemplo de cómo un sistema de información podría ser seriamente dañado por la presencia de un factor que se considera de poca relevancia y que explique de alguna manera que «La cadena siempre se rompe </text:p>
      <text:p text:style-name="P13">por el eslabón más débil».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9"/>
          </table:table-cell>
        </table:table-row>
      </table:table>
      <text:p text:style-name="P13"/>
      <text:p text:style-name="P13">14. ¿Qué elementos se estudian para hacer un análisis de riesgos?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9"/>
          </table:table-cell>
        </table:table-row>
      </table:table>
      <text:p text:style-name="P13"/>
      <text:p text:style-name="P13"><text:soft-page-break/>15. Investiga el término war driving, que también puede expresarse como wardriving o war xing. ¿Crees que el war driving constituye un riesgo contra la confidencialidad?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9"/>
          </table:table-cell>
        </table:table-row>
      </table:table>
      <text:p text:style-name="P13"/>
      <text:p text:style-name="P13">16. ¿Qué relación hay entre servicios de seguridad y mecanismos de seguridad? 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9"/>
          </table:table-cell>
        </table:table-row>
      </table:table>
      <text:p text:style-name="P13"/>
      <text:p text:style-name="P7">19. De los siguientes dispositivos indica cuáles son preventivos, detectores o correctores: </text:p>
      <text:p text:style-name="P7">a) Cortafuegos (firewall). </text:p>
      <text:p text:style-name="P7">b) Antivirus. </text:p>
      <text:p text:style-name="P7">c) Extintor de fuegos. </text:p>
      <text:p text:style-name="P7">d) Detector de humos. </text:p>
      <text:p text:style-name="P7">e) Firma digital.</text:p>
      <text:p text:style-name="P7"/>
      <text:p text:style-name="P13">20. Imagina esta situación: Quieres presentar a tu jefe una brillante idea que puede interesar a la competencia, pero te encuentras de fin de semana en un pueblecito donde los teléfonos móviles no funcionan, por suerte te has llevado tu portátil y el hotel rural donde te encuentras alojado dispone de servicio de internet. Así que decides enviarle un correo electrónico pero sin encriptar. Explica los peligros de este procedimiento.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9"/>
          </table:table-cell>
        </table:table-row>
      </table:table>
      <text:p text:style-name="P13"/>
      <text:p text:style-name="P13">21. Investiga qué es la esteganografía. <text:span text:style-name="T7">Da un ejemplo de su uso.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19"/>
          </table:table-cell>
        </table:table-row>
      </table:table>
      <text:p text:style-name="P13"/>
      <text:p text:style-name="P13">22. ¿Cómo escogerías una clave segura de acceso al ordenador de una empresa donde se guardan datos confidenciales de clientes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19"/>
          </table:table-cell>
        </table:table-row>
      </table:table>
      <text:p text:style-name="P13"/>
      <text:p text:style-name="P7">23. Trabajas como técnico de informática y te llega una llamada de una oficina. Un empleado hacía cada semana una copia de seguridad de la carpeta Documentos Importantes. La copia la guardaba en otra partición del </text:p>
      <text:p text:style-name="P7">mismo disco duro. Una tormenta eléctrica ha dañado el disco y un experto en informática no ha hallado modo de restablecer su funcionamiento. Te piden que te acerques a la oficina para ver si existe la posibilidad de recuperar al menos los datos. </text:p>
      <text:p text:style-name="P7"/>
      <text:p text:style-name="P13"><text:soft-page-break/>a) ¿Podrás recuperar los datos originales?</text:p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9"/>
          </table:table-cell>
        </table:table-row>
      </table:table>
      <text:p text:style-name="P13">b) En su defecto, ¿podrán recuperarse los que hay en la copia de seguridad? 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9"/>
          </table:table-cell>
        </table:table-row>
      </table:table>
      <text:p text:style-name="P13">c) A tu juicio, ¿el empleado ha cometido alguna imprudencia con la copia de seguridad?<text:span text:style-name="T11">¿Cuál?</text:span></text:p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9"/>
          </table:table-cell>
        </table:table-row>
      </table:table>
      <text:p text:style-name="P13"/>
      <text:p text:style-name="P13">24. Investiga qué es un test de intrusión.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9"/>
          </table:table-cell>
        </table:table-row>
      </table:table>
      <text:p text:style-name="P13"/>
      <text:p text:style-name="P13">25. Tu jefe te dice que ha detectado que el rendimiento de los trabajadores ha bajado considerablemente desde que la empresa tiene acceso a internet. Te pide que le propongas una solución.</text:p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9"/>
          </table:table-cell>
        </table:table-row>
      </table:table>
      <text:p text:style-name="P13"/>
      <text:p text:style-name="P15">26. En tu empresa acaban de crear unas claves de seguridad para los empleados. Dichas claves se envían por correo electrónico. ¿Esto es desconocimiento de las prácticas de seguridad?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20"/>
          </table:table-cell>
        </table:table-row>
      </table:table>
      <text:p text:style-name="P15"/>
      <text:p text:style-name="P17">28. ¿Cuál es la orientación principal de un plan de contingencia? 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20"/>
          </table:table-cell>
        </table:table-row>
      </table:table>
      <text:p text:style-name="P17"/>
      <text:p text:style-name="P17">30. ¿En qué se basa la recuperación de la información? 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20"/>
          </table:table-cell>
        </table:table-row>
      </table:table>
      <text:p text:style-name="P17"/>
      <text:p text:style-name="P17">31. Tu jefe te pide que le hagas una buena política de copias de seguridad para que sea seguida por todos los trabajadores de la empresa. ¿Qué deberá contemplar? </text:p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20"/>
          </table:table-cell>
        </table:table-row>
      </table:table>
      <text:p text:style-name="P17"/>
      <text:p text:style-name="P8"/>
      <text:p text:style-name="P8"><text:soft-page-break/>33. En tu empresa se desarrolla un plan de contingencias que entre otras muchas situaciones, cubre las siguientes: un corte en la corriente eléctrica, el sol pasando a través de un cristal en pleno agosto, derramar una bebida en el teclado o sobre el monitor, olvidarse el portátil en un taxi, el robo del ordenador. </text:p>
      <text:p text:style-name="P17">¿Crees que cubrir estos puntos es acertado?</text:p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20"/>
          </table:table-cell>
        </table:table-row>
      </table:table>
      <text:p text:style-name="P17"/>
      <text:p text:style-name="P17">35. ¿De qué modo debe ser redactada la política de seguridad de una organización? </text:p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20"/>
          </table:table-cell>
        </table:table-row>
      </table:table>
      <text:p text:style-name="P17"/>
      <text:p text:style-name="P17">36. Define con tus propias palabras qué es un plan de contingencias.</text:p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20"/>
          </table:table-cell>
        </table:table-row>
      </table:table>
      <text:p text:style-name="P17"/>
      <text:p text:style-name="P8">37. Investiga en internet sobre empresas especializadas en auditorías de sistemas de información (sugerencias: Hipasec, Audisis). Escoge una de estas empresas y contesta las siguientes preguntas: </text:p>
      <text:p text:style-name="P8"/>
      <text:p text:style-name="P17">a) ¿En qué fases realiza la auditoría? </text:p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20"/>
          </table:table-cell>
        </table:table-row>
      </table:table>
      <text:p text:style-name="P17">b) ¿Qué tipos de auditoría realiza? </text:p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20"/>
          </table:table-cell>
        </table:table-row>
      </table:table>
      <text:p text:style-name="P17">c) ¿Ofrece revisiones periódicas del sistema? </text:p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20"/>
          </table:table-cell>
        </table:table-row>
      </table:table>
      <text:p text:style-name="P17"/>
      <text:p text:style-name="P17">38. Investiga en internet para encontrar el software de auditoría: CaseWare, WizSoft, Ecora, ACL, AUDAP u otros. Escoge uno o varios y haz una lista de las operaciones que realiza para llevar a cabo la auditoría. </text:p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20"/>
          </table:table-cell>
        </table:table-row>
      </table:table>
      <text:p text:style-name="P17"/>
      <text:p text:style-name="P17">39. Averigua qué información tiene wikipedia sobre el modelo de seguridad Bell-LaPadula. Escribe la definición que hace del modelo.</text:p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20"/>
          </table:table-cell>
        </table:table-row>
      </table:table>
      <text:p text:style-name="P16"/>
      <text:p text:style-name="P8"/>
      <text:p text:style-name="P10"><text:soft-page-break/>Estudio de la seguridad en una empresa </text:p>
      <text:p text:style-name="P8"/>
      <text:p text:style-name="P8"><text:span text:style-name="T8">Empresa:</text:span> asesoría laboral y fiscal. </text:p>
      <text:p text:style-name="P8"><text:span text:style-name="T8">Instalaciones</text:span>: una oficina, una sala de reuniones y el despacho de dirección. <text:span text:style-name="T8">Protección contra incendios y alarma contra intrusos</text:span>. </text:p>
      <text:p text:style-name="P8"><text:span text:style-name="T8">Oficina</text:span>: cuatro ordenadores en la oficina. Uno de ellos tiene conectados dos periféricos: una impresora y un escáner. Todos los ordenadores van conectados mediante cable a un servidor. </text:p>
      <text:p text:style-name="P8"><text:span text:style-name="T8">Dirección</text:span>: un ordenador con conexión inalámbrica a la red. Un servidor conectado a internet. Además, en dirección se encuentra el archivo de todas las copias de seguridad de los datos, que se generan una vez al día. </text:p>
      <text:p text:style-name="P8"><text:span text:style-name="T8">Sala de reuniones</text:span>: mesa y sillas para reuniones, un portátil, pantalla y proyector. </text:p>
      <text:p text:style-name="P8"><text:span text:style-name="T8">Recursos humanos</text:span>: cinco personas, de ellas cuatro trabajan en la oficina; la directora de la asesoría, en su despacho. </text:p>
      <text:p text:style-name="P8"><text:span text:style-name="T8">Software</text:span>: sistemas operativos, aplicaciones específicas para gestorías y asesorías, antivirus, firewall. </text:p>
      <text:p text:style-name="P8"><text:span text:style-name="T8">Situación</text:span>: la asesoría tiene definida su política de seguridad, conocida por todo el </text:p>
      <text:p text:style-name="P8">personal. Recientemente le ha sido realizada una auditoría informática, y el estado de seguridad ha sido calificado como óptimo. Sin embargo, el ordenador de la dirección, debido a un pico de corriente, ha sufrido daños en la placa base y el disco duro. Ambos elementos deben ser reemplazados. La información contenida en el disco duro había sido previamente copiada y se encuentra archivada. </text:p>
      <text:p text:style-name="P8"/>
      <text:p text:style-name="P8"><text:span text:style-name="T8">Resuelve</text:span> </text:p>
      <text:p text:style-name="P8"/>
      <text:p text:style-name="P8">Con los conocimientos que posees tras haber estudiado esta unidad: </text:p>
      <text:p text:style-name="P8"/>
      <text:p text:style-name="P17">1. Enumera los activos del sistema de información de la asesoría.</text:p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20"/>
          </table:table-cell>
        </table:table-row>
      </table:table>
      <text:p text:style-name="P17"/>
      <text:p text:style-name="P17">2. ¿Se ha producido algún ataque? En caso afirmativo, responde cuál ha sido. </text:p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20"/>
          </table:table-cell>
        </table:table-row>
      </table:table>
      <text:p text:style-name="P17"/>
      <text:p text:style-name="P17">3. ¿Crees que ha sido importante para la empresa el impacto por los daños en la placa base y el disco duro? Comenta tu impresión. </text:p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20"/>
          </table:table-cell>
        </table:table-row>
      </table:table>
      <text:p text:style-name="P17"/>
      <text:p text:style-name="P17">4. Investiga si existe algún medio para evitar que los picos de corriente puedan dañar equipos o dispositivos físicos de un sistema informático. </text:p>
      <table:table table:name="Tabla40" table:style-name="Tabla40">
        <table:table-column table:style-name="Tabla40.A"/>
        <text:soft-page-break/>
        <table:table-row table:style-name="Tabla40.1">
          <table:table-cell table:style-name="Tabla40.A1" office:value-type="string">
            <text:p text:style-name="P20"/>
          </table:table-cell>
        </table:table-row>
      </table:table>
      <text:p text:style-name="P17"/>
      <text:p text:style-name="P17">5. El disco duro inutilizado contenía información personal y fiscal de clientes de la asesoría. Se ha decidido tirarlo a la basura, pero una empleada dice que ese método no es seguro. Haz tus investigaciones y comenta si has averiguado que la empleada está o no en lo cierto.</text:p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20"/>
          </table:table-cell>
        </table:table-row>
      </table:table>
      <text:p text:style-name="P16"/>
      <text:p text:style-name="P8"/>
      <text:p text:style-name="P11">Análisis de texto sobre seguridad</text:p>
      <text:p text:style-name="P8"/>
      <text:p text:style-name="P8">Las personas son el eslabón débil en la ciberseguridad La popularidad de Facebook y otros sitios muy visitados de redes sociales ha dado a los hackers nuevas vías para robar dinero e información, dijo la compañía de seguridad Sophos en un reporte publicado el miércoles. </text:p>
      <text:p text:style-name="P8"/>
      <text:p text:style-name="P8">Cerca de la mitad de las compañías bloquea parcial o completamente el acceso a las redes sociales debido a la preocupación por ciberincursiones a través de esos sitios, de acuerdo al estudio. </text:p>
      <text:p text:style-name="P8"/>
      <text:p text:style-name="P8">«Los resultados de las investigaciones también revelaron que un 63 por ciento de los administradores de sistemas están preocupados porque sus empleados comparten demasiada información personal a través de los sitios de redes sociales, lo que pone su infraestructura corporativa –y los datos sensibles almacenados en ella– en riesgo», dijo el reporte de Sophos. </text:p>
      <text:p text:style-name="P8"/>
      <text:p text:style-name="P8">Esto ocurre a pesar de años de exhortaciones a los usuarios de computadoras respecto a que deberían mantener su información personal en privado y abste- </text:p>
      <text:p text:style-name="P8">nerse de abrir archivos adjuntos de correos electrónicos provenientes de fuentes no conocidas. </text:p>
      <text:p text:style-name="P8">Uno de los resultados es que una cuarta parte de los negocios ha sido afectada por tácticas como el spam, el phishing o ataques de software malicioso a través de Twitter u otras redes sociales, dijo Sophos. </text:p>
      <text:p text:style-name="P8"/>
      <text:p text:style-name="P8">El phishing es el envío de correos electrónicos a través de los cuales los estafadores tratan de convencer a sus potenciales víctimas para que revelen información personal como contraseñas o cuentas bancarias. Sophos también descubrió que la cantidad de páginas web con software malicioso se cuadruplicó desde principios del 2008, y un 39,6 por ciento de ellas tiene </text:p>
      <text:p text:style-name="P8">sede en Estados Unidos, que alberga más que cualquier otro país. China es el segundo, con 14,7 por ciento. </text:p>
      <text:p text:style-name="P8"/>
      <text:p text:style-name="P8">Sophos, que tiene sedes en Gran Bretaña y Estados Unidos, es el mayor fabricante de software de capital privado. </text:p>
      <text:p text:style-name="P8"><text:soft-page-break/></text:p>
      <text:p text:style-name="P8">Reuters </text:p>
      <text:p text:style-name="P8">Reporte de Diane Bartz; </text:p>
      <text:p text:style-name="P8">editado en español por Hernán García </text:p>
      <text:p text:style-name="P8">http://lta.reuters.com/article/internetNews/ idLTASIE56L08920090722 </text:p>
      <text:p text:style-name="P9">Washington, miércoles 22 de julio de 2009</text:p>
      <text:p text:style-name="P9"/>
      <text:p text:style-name="P9"><text:span text:style-name="T8">Actividades</text:span> </text:p>
      <text:p text:style-name="P8">Lee el artículo y en vista de su contenido responde a las siguientes cuestiones: </text:p>
      <text:p text:style-name="P8"/>
      <text:p text:style-name="P17">1. ¿Qué propiedades de seguridad del sistema de información podrían verse vulneradas por negligencias cometidas por empleados de la empresa al publicar sus datos personales en redes sociales?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20"/>
          </table:table-cell>
        </table:table-row>
      </table:table>
      <text:p text:style-name="P16"/>
      <text:p text:style-name="P17">2. Indica alguna manera de que los administradores de un sistema de información puedan impedir que el personal de la empresa acceda a sitios que podrían poner en peligro las propiedades de seguridad del sistema. </text:p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20"/>
          </table:table-cell>
        </table:table-row>
      </table:table>
      <text:p text:style-name="P17"/>
      <text:p text:style-name="P17">3. ¿Qué proporción de negocios se ven afectados por spam o software malicioso debido al uso indebido de redes sociales por parte de los empleados? </text:p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20"/>
          </table:table-cell>
        </table:table-row>
      </table:table>
      <text:p text:style-name="P17"/>
      <text:p text:style-name="P17">4. En tu opinión, ¿consideras cierta la afirmación de que se producen más fallos de seguridad por la intervención humana que por errores en la tecnología?</text:p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20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97dfe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-UT2-A</text:span><text:span text:style-name="MT2">3</text:span><text:span text:style-name="MT1">. Introducción a la seguridad informática. </text:span><text:span text:style-name="MT3">Ejercicios </text:span><text:span text:style-name="MT2">2</text:span><text:span text:style-name="MT4"><text:tab/></text:span><text:span text:style-name="MT4"><draw:frame draw:style-name="Mfr1" draw:name="gráficos7" text:anchor-type="as-char" svg:width="2.335cm" svg:height="0.818cm" draw:z-index="8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09-29T09:22:08.744360341</dc:date>
    <meta:print-date>2006-01-25T11:56:00</meta:print-date>
    <meta:editing-cycles>33</meta:editing-cycles>
    <meta:editing-duration>P24DT56M7S</meta:editing-duration>
    <meta:generator>LibreOffice/4.2.8.2$Linux_X86_64 LibreOffice_project/420m0$Build-2</meta:generator>
    <dc:creator>ivan </dc:creator>
    <meta:document-statistic meta:table-count="45" meta:image-count="1" meta:object-count="0" meta:page-count="9" meta:paragraph-count="102" meta:word-count="1764" meta:character-count="11026" meta:non-whitespace-character-count="9293"/>
  </office:meta>
</office:document-meta>
</file>